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38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1.8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marker-end="Arrow" draw:fill="none" draw:fill-color="#ffffff" fo:min-height="0.635cm"/>
    </style:style>
    <style:style style:name="gr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11" style:family="graphic" style:parent-style-name="standard">
      <style:graphic-properties draw:marker-end="Arrow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marker-end="Arrow" draw:fill="none" draw:fill-color="#ffffff" fo:min-height="1.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43cm" svg:height="8.89cm" svg:x="4.81cm" svg:y="3.54cm">
          <text:p/>
        </draw:rect>
        <draw:frame draw:style-name="gr2" draw:layer="layout" svg:width="1.277cm" svg:height="0.962cm" svg:x="7.978cm" svg:y="6.08cm">
          <draw:text-box>
            <text:p>P3</text:p>
          </draw:text-box>
        </draw:frame>
        <draw:frame draw:style-name="gr3" draw:layer="layout" svg:width="1.7cm" svg:height="0.962cm" svg:x="3.54cm" svg:y="2.578cm">
          <draw:text-box>
            <text:p>A(0)</text:p>
          </draw:text-box>
        </draw:frame>
        <draw:frame draw:style-name="gr4" draw:layer="layout" svg:width="2.335cm" svg:height="1.673cm" svg:x="15.81cm" svg:y="2.502cm">
          <draw:text-box>
            <text:p>B(1)</text:p>
            <text:p/>
          </draw:text-box>
        </draw:frame>
        <draw:frame draw:style-name="gr2" draw:layer="layout" svg:width="1.734cm" svg:height="0.962cm" svg:x="10.061cm" svg:y="12.43cm">
          <draw:text-box>
            <text:p>C(2)</text:p>
          </draw:text-box>
        </draw:frame>
        <draw:frame draw:style-name="gr2" draw:layer="layout" svg:width="1.277cm" svg:height="0.962cm" svg:x="11.795cm" svg:y="6.08cm">
          <draw:text-box>
            <text:p>P4</text:p>
          </draw:text-box>
        </draw:frame>
        <draw:frame draw:style-name="gr2" draw:layer="layout" svg:width="1.277cm" svg:height="0.962cm" svg:x="5.445cm" svg:y="7.023cm">
          <draw:text-box>
            <text:p>P5</text:p>
          </draw:text-box>
        </draw:frame>
        <draw:rect draw:style-name="gr1" draw:text-style-name="P1" draw:layer="layout" svg:width="11.43cm" svg:height="8.89cm" svg:x="4.811cm" svg:y="3.54cm">
          <text:p/>
        </draw:rect>
        <draw:frame draw:style-name="gr2" draw:layer="layout" svg:width="1.277cm" svg:height="0.962cm" svg:x="7.979cm" svg:y="6.08cm">
          <draw:text-box>
            <text:p>P3</text:p>
          </draw:text-box>
        </draw:frame>
        <draw:frame draw:style-name="gr3" draw:layer="layout" svg:width="1.7cm" svg:height="0.962cm" svg:x="3.541cm" svg:y="2.578cm">
          <draw:text-box>
            <text:p>A(0)</text:p>
          </draw:text-box>
        </draw:frame>
        <draw:frame draw:style-name="gr2" draw:layer="layout" svg:width="1.277cm" svg:height="0.962cm" svg:x="11.796cm" svg:y="6.08cm">
          <draw:text-box>
            <text:p>P4</text:p>
          </draw:text-box>
        </draw:frame>
        <draw:frame draw:style-name="gr2" draw:layer="layout" svg:width="1.277cm" svg:height="0.962cm" svg:x="5.446cm" svg:y="7.023cm">
          <draw:text-box>
            <text:p>P5</text:p>
          </draw:text-box>
        </draw:frame>
        <draw:rect draw:style-name="gr1" draw:text-style-name="P1" draw:layer="layout" svg:width="11.43cm" svg:height="8.89cm" svg:x="4.81cm" svg:y="16.008cm">
          <text:p/>
        </draw:rect>
        <draw:frame draw:style-name="gr2" draw:layer="layout" svg:width="1.277cm" svg:height="0.962cm" svg:x="7.978cm" svg:y="18.548cm">
          <draw:text-box>
            <text:p>P3</text:p>
          </draw:text-box>
        </draw:frame>
        <draw:frame draw:style-name="gr3" draw:layer="layout" svg:width="1.7cm" svg:height="0.962cm" svg:x="3.54cm" svg:y="15.046cm">
          <draw:text-box>
            <text:p>A(0)</text:p>
          </draw:text-box>
        </draw:frame>
        <draw:frame draw:style-name="gr4" draw:layer="layout" svg:width="2.335cm" svg:height="1.673cm" svg:x="15.81cm" svg:y="14.97cm">
          <draw:text-box>
            <text:p>B(1)</text:p>
            <text:p/>
          </draw:text-box>
        </draw:frame>
        <draw:frame draw:style-name="gr5" draw:layer="layout" svg:width="1.734cm" svg:height="0.962cm" svg:x="10.061cm" svg:y="24.898cm">
          <draw:text-box>
            <text:p>C(2)</text:p>
          </draw:text-box>
        </draw:frame>
        <draw:frame draw:style-name="gr2" draw:layer="layout" svg:width="1.277cm" svg:height="0.962cm" svg:x="11.795cm" svg:y="18.548cm">
          <draw:text-box>
            <text:p>P4</text:p>
          </draw:text-box>
        </draw:frame>
        <draw:frame draw:style-name="gr2" draw:layer="layout" svg:width="1.277cm" svg:height="0.962cm" svg:x="5.445cm" svg:y="19.415cm">
          <draw:text-box>
            <text:p>P5</text:p>
          </draw:text-box>
        </draw:frame>
        <draw:line draw:style-name="gr6" draw:text-style-name="P1" draw:layer="layout" svg:x1="4.81cm" svg:y1="3.54cm" svg:x2="7.985cm" svg:y2="6.08cm">
          <text:p/>
        </draw:line>
        <draw:line draw:style-name="gr6" draw:text-style-name="P1" draw:layer="layout" svg:x1="9.255cm" svg:y1="6.08cm" svg:x2="11.795cm" svg:y2="6.08cm">
          <text:p/>
        </draw:line>
        <draw:line draw:style-name="gr6" draw:text-style-name="P1" draw:layer="layout" svg:x1="11.795cm" svg:y1="6.715cm" svg:x2="7.35cm" svg:y2="7.35cm">
          <text:p/>
        </draw:line>
        <draw:line draw:style-name="gr6" draw:text-style-name="P1" draw:layer="layout" svg:x1="4.81cm" svg:y1="16.24cm" svg:x2="7.985cm" svg:y2="18.78cm">
          <text:p/>
        </draw:line>
        <draw:line draw:style-name="gr6" draw:text-style-name="P1" draw:layer="layout" svg:x1="16.24cm" svg:y1="16.24cm" svg:x2="13.065cm" svg:y2="18.78cm">
          <text:p/>
        </draw:line>
        <draw:line draw:style-name="gr6" draw:text-style-name="P1" draw:layer="layout" svg:x1="7.985cm" svg:y1="19.415cm" svg:x2="6.715cm" svg:y2="20.05cm">
          <text:p/>
        </draw:line>
        <draw:frame draw:style-name="gr7" draw:layer="layout" svg:width="8.89cm" svg:height="0.962cm" svg:x="6.715cm" svg:y="1.635cm">
          <draw:text-box>
            <text:p>Nearest Neighbor Solution</text:p>
          </draw:text-box>
        </draw:frame>
        <draw:frame draw:style-name="gr8" draw:layer="layout" svg:width="8.643cm" svg:height="0.962cm" svg:x="6.715cm" svg:y="14.335cm">
          <draw:text-box>
            <text:p>Optimum Solution (K-Server)</text:p>
          </draw:text-box>
        </draw:frame>
        <draw:custom-shape draw:style-name="gr9" draw:text-style-name="P1" draw:layer="layout" svg:width="1.27cm" svg:height="1.27cm" svg:x="5.445cm" svg:y="19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1.277cm" svg:height="2.54cm" svg:x="5.446cm" svg:y="19.415cm">
          <draw:text-box>
            <text:p>P5</text:p>
          </draw:text-box>
        </draw:frame>
        <draw:custom-shape draw:style-name="gr9" draw:text-style-name="P1" draw:layer="layout" svg:width="1.27cm" svg:height="1.27cm" svg:x="5.445cm" svg:y="19.4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1.27cm" svg:height="1.27cm" svg:x="5.445cm" svg:y="19.4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27cm" svg:height="1.27cm" svg:x="8.111cm" svg:y="5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7cm" svg:height="1.27cm" svg:x="11.795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7cm" svg:height="1.27cm" svg:x="7.985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7cm" svg:height="1.27cm" svg:x="11.795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7cm" svg:height="1.27cm" svg:x="5.445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1.27cm" svg:height="1.52cm" svg:x="6.08cm" svg:y="3.925cm">
          <draw:text-box>
            <text:p>5</text:p>
          </draw:text-box>
        </draw:frame>
        <draw:frame draw:style-name="gr8" draw:layer="layout" svg:width="0.853cm" svg:height="0.962cm" svg:x="9.89cm" svg:y="5.118cm">
          <draw:text-box>
            <text:p>3</text:p>
          </draw:text-box>
        </draw:frame>
        <draw:frame draw:style-name="gr8" draw:layer="layout" svg:width="0.853cm" svg:height="0.962cm" svg:x="9.89cm" svg:y="7.023cm">
          <draw:text-box>
            <text:p>5</text:p>
          </draw:text-box>
        </draw:frame>
        <draw:frame draw:style-name="gr12" draw:layer="layout" svg:width="1.27cm" svg:height="1.52cm" svg:x="6.08cm" svg:y="16.625cm">
          <draw:text-box>
            <text:p>5</text:p>
          </draw:text-box>
        </draw:frame>
        <draw:frame draw:style-name="gr8" draw:layer="layout" svg:width="0.853cm" svg:height="0.962cm" svg:x="7.35cm" svg:y="19.723cm">
          <draw:text-box>
            <text:p>1</text:p>
          </draw:text-box>
        </draw:frame>
        <draw:frame draw:style-name="gr12" draw:layer="layout" svg:width="1.27cm" svg:height="1.52cm" svg:x="6.08cm" svg:y="3.925cm">
          <draw:text-box>
            <text:p>5</text:p>
          </draw:text-box>
        </draw:frame>
        <draw:frame draw:style-name="gr12" draw:layer="layout" svg:width="1.27cm" svg:height="1.52cm" svg:x="6.08cm" svg:y="3.925cm">
          <draw:text-box>
            <text:p>5</text:p>
          </draw:text-box>
        </draw:frame>
        <draw:frame draw:style-name="gr8" draw:layer="layout" svg:width="0.853cm" svg:height="0.962cm" svg:x="7.351cm" svg:y="19.723cm">
          <draw:text-box>
            <text:p>1</text:p>
          </draw:text-box>
        </draw:frame>
        <draw:frame draw:style-name="gr8" draw:layer="layout" svg:width="0.853cm" svg:height="0.962cm" svg:x="13.7cm" svg:y="16.875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nhar Munshi</meta:initial-creator>
    <meta:creation-date>2011-12-08T14:40:13</meta:creation-date>
    <meta:printed-by>Kanhar Munshi</meta:printed-by>
    <meta:print-date>2011-12-08T15:27:09</meta:print-date>
    <dc:date>2011-12-08T16:29:46</dc:date>
    <dc:creator>Kanhar Munshi</dc:creator>
    <meta:editing-duration>PT00H33M07S</meta:editing-duration>
    <meta:editing-cycles>1</meta:editing-cycles>
    <meta:document-statistic meta:object-count="45"/>
    <meta:generator>OpenOffice.org/3.2$Unix OpenOffice.org_project/320m12$Build-9483</meta:generator>
  </office:meta>
</office:document-meta>
</file>